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520ac" officeooo:paragraph-rsid="001520ac"/>
    </style:style>
    <style:style style:name="P2" style:family="paragraph" style:parent-style-name="Standard">
      <style:text-properties style:text-underline-style="solid" style:text-underline-width="auto" style:text-underline-color="font-color" officeooo:rsid="001520ac" officeooo:paragraph-rsid="001520ac"/>
    </style:style>
    <style:style style:name="P3" style:family="paragraph" style:parent-style-name="Text_20_body">
      <style:text-properties officeooo:rsid="0015bc31" officeooo:paragraph-rsid="0015bc31"/>
    </style:style>
    <style:style style:name="P4" style:family="paragraph" style:parent-style-name="Text_20_body">
      <style:text-properties officeooo:rsid="0015e659" officeooo:paragraph-rsid="0015e659"/>
    </style:style>
    <style:style style:name="P5" style:family="paragraph" style:parent-style-name="Heading_20_2">
      <style:text-properties officeooo:rsid="0015bc31" officeooo:paragraph-rsid="0015bc31"/>
    </style:style>
    <style:style style:name="P6" style:family="paragraph" style:parent-style-name="Heading_20_2">
      <style:text-properties officeooo:rsid="0015e659" officeooo:paragraph-rsid="0015e659"/>
    </style:style>
    <style:style style:name="P7" style:family="paragraph" style:parent-style-name="Standard" style:list-style-name="L1">
      <style:text-properties officeooo:rsid="001520ac" officeooo:paragraph-rsid="001520ac"/>
    </style:style>
    <style:style style:name="P8" style:family="paragraph" style:parent-style-name="Text_20_body">
      <style:text-properties officeooo:rsid="0015bc31" officeooo:paragraph-rsid="0015bc31"/>
    </style:style>
    <style:style style:name="P9" style:family="paragraph" style:parent-style-name="Text_20_body">
      <style:text-properties officeooo:rsid="0016cd3c" officeooo:paragraph-rsid="0016cd3c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lan</text:p>
      <text:p text:style-name="P1">Assumption every sailor has exactly 1 entry for every race in their series.</text:p>
      <text:list xml:id="list2750730367" text:style-name="L1">
        <text:list-item>
          <text:p text:style-name="P7">when race created, blank entries created automaticity</text:p>
        </text:list-item>
        <text:list-item>
          <text:p text:style-name="P7">when sailor added after series begins, did not compete entries added automaticity for all missed races</text:p>
        </text:list-item>
        <text:list-item>
          <text:p text:style-name="P7">when sailor or race removed, all associated race entries removed.</text:p>
        </text:list-item>
      </text:list>
      <text:p text:style-name="P1"/>
      <text:h text:style-name="P5" text:outline-level="2">Admin Home</text:h>
      <text:p text:style-name="P3">This page is shown when a race officer is logged in. It shows all the series currently existing, split into current and past, and allows them to select one for editing and to create new ones.</text:p>
      <text:p text:style-name="P3">From this page, user can also logout or change password</text:p>
      <text:p text:style-name="P9">(update to explain how to add or edit series)</text:p>
      <text:h text:style-name="P6" text:outline-level="2">log in</text:h>
      <text:p text:style-name="P4">This page simply allows the user to login to the admin account in order to access the admin pages.</text:p>
      <text:p text:style-name="P4">Only the admin password is required as only one account exists</text:p>
      <text:h text:style-name="P6" text:outline-level="2">Change Password</text:h>
      <text:p text:style-name="P4">This page allows the user to change the admin account password.</text:p>
      <text:p text:style-name="P4">It features validation in the form of….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20T14:35:17.393251901</dc:date>
    <meta:editing-duration>PT8M54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15" meta:word-count="159" meta:character-count="886" meta:non-whitespace-character-count="745"/>
  </office:meta>
</office:document-meta>
</file>